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1c188" officeooo:paragraph-rsid="0011c18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none" fo:font-weight="normal" officeooo:rsid="00122a67" officeooo:paragraph-rsid="00122a67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6731c" officeooo:paragraph-rsid="0016731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80579" officeooo:paragraph-rsid="00180579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958b7" officeooo:paragraph-rsid="001958b7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a072f" officeooo:paragraph-rsid="001a072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b631b" officeooo:paragraph-rsid="001b631b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b631b" officeooo:paragraph-rsid="00252d9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c0005" officeooo:paragraph-rsid="001c0005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2368a4" officeooo:paragraph-rsid="002368a4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875dd" officeooo:paragraph-rsid="002875dd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2d3a62" officeooo:paragraph-rsid="002d3a6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303a8f" officeooo:paragraph-rsid="00303a8f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31f2d9" officeooo:paragraph-rsid="0031f2d9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334e2c" officeooo:paragraph-rsid="00334e2c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35afff" officeooo:paragraph-rsid="0035afff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3631af" officeooo:paragraph-rsid="003631af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00a" style:font-weight-asian="bold" style:font-weight-complex="bold"/>
    </style:style>
    <style:style style:name="T3" style:family="text">
      <style:text-properties fo:font-weight="bold" officeooo:rsid="001c0005" style:font-weight-asian="bold" style:font-weight-complex="bold"/>
    </style:style>
    <style:style style:name="T4" style:family="text">
      <style:text-properties fo:font-weight="bold" officeooo:rsid="001cdafe" style:font-weight-asian="bold" style:font-weight-complex="bold"/>
    </style:style>
    <style:style style:name="T5" style:family="text">
      <style:text-properties fo:font-weight="bold" officeooo:rsid="001e8f5f" style:font-weight-asian="bold" style:font-weight-complex="bold"/>
    </style:style>
    <style:style style:name="T6" style:family="text">
      <style:text-properties fo:font-weight="bold" officeooo:rsid="002a3cfa" style:font-weight-asian="bold" style:font-weight-complex="bold"/>
    </style:style>
    <style:style style:name="T7" style:family="text">
      <style:text-properties fo:font-weight="bold" officeooo:rsid="002bdb70" style:font-weight-asian="bold" style:font-weight-complex="bold"/>
    </style:style>
    <style:style style:name="T8" style:family="text">
      <style:text-properties fo:font-weight="bold" officeooo:rsid="002e65f1" style:font-weight-asian="bold" style:font-weight-complex="bold"/>
    </style:style>
    <style:style style:name="T9" style:family="text">
      <style:text-properties fo:font-weight="bold" officeooo:rsid="0031f2d9" style:font-weight-asian="bold" style:font-weight-complex="bold"/>
    </style:style>
    <style:style style:name="T10" style:family="text">
      <style:text-properties fo:font-weight="bold" officeooo:rsid="003548c5" style:font-weight-asian="bold" style:font-weight-complex="bold"/>
    </style:style>
    <style:style style:name="T11" style:family="text">
      <style:text-properties fo:font-weight="bold" officeooo:rsid="0037d291" style:font-weight-asian="bold" style:font-weight-complex="bold"/>
    </style:style>
    <style:style style:name="T12" style:family="text">
      <style:text-properties officeooo:rsid="001bb00a"/>
    </style:style>
    <style:style style:name="T13" style:family="text">
      <style:text-properties officeooo:rsid="001bb96f"/>
    </style:style>
    <style:style style:name="T14" style:family="text">
      <style:text-properties officeooo:rsid="001e8f5f"/>
    </style:style>
    <style:style style:name="T15" style:family="text">
      <style:text-properties officeooo:rsid="002a3cfa"/>
    </style:style>
    <style:style style:name="T16" style:family="text">
      <style:text-properties officeooo:rsid="002e65f1"/>
    </style:style>
    <style:style style:name="T17" style:family="text">
      <style:text-properties officeooo:rsid="0031f2d9"/>
    </style:style>
    <style:style style:name="T18" style:family="text">
      <style:text-properties officeooo:rsid="003548c5"/>
    </style:style>
    <style:style style:name="T19" style:family="text">
      <style:text-properties officeooo:rsid="00357754"/>
    </style:style>
    <style:style style:name="T20" style:family="text">
      <style:text-properties officeooo:rsid="0037d2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Learn</text:p>
      <text:p text:style-name="P1"/>
      <text:p text:style-name="P2">=&gt;<text:span text:style-name="T1"> Home</text:span></text:p>
      <text:p text:style-name="P2"><text:tab/>- Please update the link of <text:span text:style-name="T1">student profile in header</text:span></text:p>
      <text:p text:style-name="P2">(<text:a xlink:type="simple" xlink:href="http://www.searchnative.in/hosting/smartlearn/index.php?student/dashboard" text:style-name="Internet_20_link" text:visited-style-name="Visited_20_Internet_20_Link">http://www.searchnative.in/hosting/smartlearn/index.php?student/dashboard</text:a>)</text:p>
      <text:p text:style-name="P2"/>
      <text:p text:style-name="P2"/>
      <text:p text:style-name="P3">=&gt; <text:span text:style-name="T1">Admission</text:span></text:p>
      <text:p text:style-name="P3"><text:span text:style-name="T1"><text:tab/>-&gt; </text:span>Please validate <text:span text:style-name="T1">amount</text:span> field (define length)</text:p>
      <text:p text:style-name="P4">(<text:a xlink:type="simple" xlink:href="http://www.searchnative.in/hosting/smartlearn/index.php?student/student_fees" text:style-name="Internet_20_link" text:visited-style-name="Visited_20_Internet_20_Link">http://www.searchnative.in/hosting/smartlearn/index.php?student/student_fees</text:a>)</text:p>
      <text:p text:style-name="P4"/>
      <text:p text:style-name="P5"/>
      <text:p text:style-name="P5">=&gt; <text:span text:style-name="T1">Assignment</text:span></text:p>
      <text:p text:style-name="P5"><text:span text:style-name="T1"><text:tab/>-&gt; </text:span><text:span text:style-name="T13">P</text:span>lease <text:span text:style-name="T1">validate all fields</text:span> while inserting records.</text:p>
      <text:p text:style-name="P5">(<text:a xlink:type="simple" xlink:href="http://www.searchnative.in/hosting/smartlearn/index.php?student/assignment/online" text:style-name="Internet_20_link" text:visited-style-name="Visited_20_Internet_20_Link">http://www.searchnative.in/hosting/smartlearn/index.php?student/assignment/online</text:a>)</text:p>
      <text:p text:style-name="P6">(<text:a xlink:type="simple" xlink:href="http://www.searchnative.in/hosting/smartlearn/index.php?student/assignment/offline" text:style-name="Internet_20_link" text:visited-style-name="Visited_20_Internet_20_Link">http://www.searchnative.in/hosting/smartlearn/index.php?student/assignment/offline</text:a>)</text:p>
      <text:p text:style-name="P6"/>
      <text:p text:style-name="P5"/>
      <text:p text:style-name="P7">=&gt; <text:span text:style-name="T2">Study Resources </text:span></text:p>
      <text:p text:style-name="P7"><text:span text:style-name="T2"/></text:p>
      <text:p text:style-name="P8"><text:span text:style-name="T4"><text:tab/>- <text:s/>Add study resource</text:span></text:p>
      <text:p text:style-name="P7"><text:span text:style-name="T2"><text:tab/><text:tab/>- </text:span><text:span text:style-name="T12">Please validate </text:span><text:span text:style-name="T2">Date of Submission </text:span><text:span text:style-name="T3">(shoudn't allow future date)</text:span></text:p>
      <text:p text:style-name="P9">(<text:a xlink:type="simple" xlink:href="http://www.searchnative.in/hosting/smartlearn/index.php?student/studyresource/" text:style-name="Internet_20_link" text:visited-style-name="Visited_20_Internet_20_Link">http://www.searchnative.in/hosting/smartlearn/index.php?student/studyresource/</text:a>)</text:p>
      <text:p text:style-name="P9"/>
      <text:p text:style-name="P9"><text:tab/>- <text:s/><text:span text:style-name="T5">Study Resource List</text:span></text:p>
      <text:p text:style-name="P9"><text:span text:style-name="T5"><text:tab/><text:tab/>-</text:span><text:span text:style-name="T14"> Please redirect to same page if file not found or display message.</text:span><text:span text:style-name="T5"><text:tab/></text:span></text:p>
      <text:p text:style-name="P10">(<text:a xlink:type="simple" xlink:href="http://www.searchnative.in/hosting/smartlearn/index.php?student/studyresource" text:style-name="Internet_20_link" text:visited-style-name="Visited_20_Internet_20_Link">http://www.searchnative.in/hosting/smartlearn/index.php?student/studyresource</text:a>)</text:p>
      <text:p text:style-name="P10"/>
      <text:p text:style-name="P10"/>
      <text:p text:style-name="P10"/>
      <text:p text:style-name="P11">=&gt; <text:span text:style-name="T6">Examinations</text:span></text:p>
      <text:p text:style-name="P11"><text:span text:style-name="T6"/></text:p>
      <text:p text:style-name="P11"><text:span text:style-name="T6"><text:tab/>-</text:span><text:span text:style-name="T7">&gt;</text:span><text:span text:style-name="T6"> </text:span><text:span text:style-name="T7">Online center booking</text:span></text:p>
      <text:p text:style-name="P11"><text:span text:style-name="T6"><text:tab/><text:tab/>- </text:span><text:span text:style-name="T15">Please remove link of local if page not exists.</text:span></text:p>
      <text:p text:style-name="P11"/>
      <text:p text:style-name="P12">=&gt; <text:span text:style-name="T8">Results</text:span></text:p>
      <text:p text:style-name="P12"><text:span text:style-name="T8"><text:tab/>-&gt; Course Status</text:span></text:p>
      <text:p text:style-name="P12"><text:span text:style-name="T8"><text:tab/><text:tab/>- </text:span><text:span text:style-name="T16">Please remove link of local if page not exists.</text:span></text:p>
      <text:p text:style-name="P12"/>
      <text:p text:style-name="P12"/>
      <text:p text:style-name="P12"/>
      <text:p text:style-name="P12"/>
      <text:p text:style-name="P12"/>
      <text:p text:style-name="P13"><text:soft-page-break/>=&gt; <text:span text:style-name="T9">Project </text:span></text:p>
      <text:p text:style-name="P13"><text:span text:style-name="T9"><text:tab/>-&gt; Project Submission</text:span></text:p>
      <text:p text:style-name="P13"><text:span text:style-name="T9"/></text:p>
      <text:p text:style-name="P13"><text:span text:style-name="T9"><text:tab/></text:span><text:span text:style-name="T17">- </text:span><text:span text:style-name="T9">Record not displaying in project list</text:span><text:span text:style-name="T17"> while adding from </text:span><text:span text:style-name="T9">Add project tab</text:span></text:p>
      <text:p text:style-name="P14"><text:tab/>(<text:a xlink:type="simple" xlink:href="http://www.searchnative.in/hosting/smartlearn/index.php?student/project/submission" text:style-name="Internet_20_link" text:visited-style-name="Visited_20_Internet_20_Link">http://www.searchnative.in/hosting/smartlearn/index.php?student/project/submission</text:a>)</text:p>
      <text:p text:style-name="P14"/>
      <text:p text:style-name="P14"/>
      <text:p text:style-name="P15">=&gt; <text:span text:style-name="T10">Digital Library</text:span></text:p>
      <text:p text:style-name="P15"><text:span text:style-name="T10"><text:tab/>- Ebooks</text:span></text:p>
      <text:p text:style-name="P15"><text:span text:style-name="T10"><text:tab/><text:tab/>- </text:span><text:span text:style-name="T18">Cilck on link says ' Page not found..'</text:span></text:p>
      <text:p text:style-name="P15"><text:tab/><text:tab/>- <text:span text:style-name="T19">please remove other pages links if pages not available</text:span></text:p>
      <text:p text:style-name="P15"/>
      <text:p text:style-name="P16">=&gt; <text:span text:style-name="T1">Participate</text:span></text:p>
      <text:p text:style-name="P16"><text:span text:style-name="T1"/></text:p>
      <text:p text:style-name="P16"><text:span text:style-name="T1"><text:tab/>- </text:span>Please remove local links if pages not available</text:p>
      <text:p text:style-name="P16"/>
      <text:p text:style-name="P17">=&gt; <text:span text:style-name="T1">Staff and Email Directory</text:span></text:p>
      <text:p text:style-name="P17"><text:span text:style-name="T1"/></text:p>
      <text:p text:style-name="P17"><text:span text:style-name="T1"><text:tab/>- </text:span><text:span text:style-name="T11">Email</text:span></text:p>
      <text:p text:style-name="P17"><text:span text:style-name="T11"><text:tab/><text:tab/></text:span><text:span text:style-name="T20">- Says 'Pages not found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8:19:41.648092182</meta:creation-date>
    <dc:date>2016-03-14T19:06:46.305159781</dc:date>
    <meta:editing-duration>PT46M45S</meta:editing-duration>
    <meta:editing-cycles>40</meta:editing-cycles>
    <meta:generator>LibreOffice/5.0.5.2$Linux_X86_64 LibreOffice_project/00m0$Build-2</meta:generator>
    <meta:document-statistic meta:table-count="0" meta:image-count="0" meta:object-count="0" meta:page-count="2" meta:paragraph-count="37" meta:word-count="170" meta:character-count="1497" meta:non-whitespace-character-count="1332"/>
  </office:meta>
</office:document-meta>
</file>